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 Sans Condensed" svg:font-family="'Open Sans Condensed'" style:font-family-generic="swiss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style:font-name="Open Sans Condensed" fo:font-size="10pt" style:font-size-asian="10pt" style:font-size-complex="10pt"/>
    </style:style>
    <style:style style:name="P2" style:family="paragraph" style:parent-style-name="Text_20_body" style:list-style-name="L1">
      <style:paragraph-properties fo:margin-left="0in" fo:margin-right="0in" fo:text-indent="0in" style:auto-text-indent="false" fo:padding="0in" fo:border="none" style:writing-mode="lr-tb"/>
      <style:text-properties style:font-name="Open Sans Condensed" fo:font-size="10pt" fo:background-color="transparen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bookmark text:name="docs-internal-guid-bf602395-7fff-8308-fb8d-17aba9b2e0cf"/>Computer architecture</text:p>
          <text:list>
            <text:list-item>
              <text:p text:style-name="P2">Components</text:p>
              <text:list>
                <text:list-item>
                  <text:p text:style-name="P2">Processor</text:p>
                </text:list-item>
                <text:list-item>
                  <text:p text:style-name="P2">Memory</text:p>
                </text:list-item>
                <text:list-item>
                  <text:p text:style-name="P2">Peripherals</text:p>
                </text:list-item>
              </text:list>
            </text:list-item>
            <text:list-item>
              <text:p text:style-name="P2">Interconnections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 Sans Condensed" svg:font-family="'Open Sans Condensed'" style:font-family-generic="swiss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4:19:21.298185218</meta:creation-date>
    <dc:date>2024-02-10T14:21:50.241314196</dc:date>
    <meta:editing-duration>PT2M30S</meta:editing-duration>
    <meta:editing-cycles>1</meta:editing-cycles>
    <meta:document-statistic meta:table-count="0" meta:image-count="0" meta:object-count="0" meta:page-count="1" meta:paragraph-count="6" meta:word-count="13" meta:character-count="85" meta:non-whitespace-character-count="84"/>
    <meta:generator>LibreOffice/7.6.4.1$Linux_X86_64 LibreOffice_project/60$Build-1</meta:generator>
  </office:meta>
</office:document-meta>
</file>